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10-2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9-2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8-2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7-2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6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5-25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4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2-2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7-01-26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12-28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11-2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10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9-2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8-25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7-2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6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5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4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4-0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2-2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6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12-21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11-25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10-2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10-0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8-2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7-3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6-2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5-2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4-3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3-2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2-26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5-01-3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12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11-25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10-3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9-2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8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8-0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6-2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6-02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5-0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2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4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12-24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11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11-0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9-27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8-27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7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6-2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5-3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4-3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3-2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2-2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3-01-3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12-2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11-2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11-0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9-19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8-2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7-2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6-2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5-23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5-0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3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2-2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2-01-2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12-27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11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10-2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9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8-3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7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6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5-2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4-2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3-2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2-2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1-01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12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11-2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10-2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9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8-23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7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6-28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5-2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4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3-2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2-2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10-01-2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12-2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11-23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10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9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8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7-2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6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5-2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4-2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3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2-2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9-01-22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12-2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11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10-2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9-2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8-26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7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6-2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5-2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3-25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2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8-01-2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11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10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9-2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8-2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9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8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7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540705645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86" meta:object-count="0"/>
    <meta:user-defined meta:name="AppVersion">3.0</meta:user-defined>
  </office:meta>
</office:document-meta>
</file>